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" svg:font-family="Menlo, Monaco, Consolas, 'Lucida Console', monospac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2">
      <style:paragraph-properties fo:margin-left="0cm" fo:margin-right="0cm" fo:text-indent="0cm" style:auto-text-indent="false"/>
      <style:text-properties style:font-name="Liberation Sans"/>
    </style:style>
    <style:style style:name="P2" style:family="paragraph" style:parent-style-name="Heading_20_3">
      <style:paragraph-properties fo:margin-left="0cm" fo:margin-right="0cm" fo:text-indent="0cm" style:auto-text-indent="false"/>
      <style:text-properties style:font-name="Liberation Sans"/>
    </style:style>
    <style:style style:name="P3" style:family="paragraph" style:parent-style-name="Text_20_body">
      <style:text-properties style:font-name="Liberation Sans"/>
    </style:style>
    <style:style style:name="P4" style:family="paragraph" style:parent-style-name="Heading_20_1" style:master-page-name="HTML">
      <style:paragraph-properties fo:margin-left="0cm" fo:margin-right="0cm" fo:text-indent="0cm" style:auto-text-indent="false" style:page-number="auto"/>
      <style:text-properties style:font-name="Liberation Sans"/>
    </style:style>
    <style:style style:name="P5" style:family="paragraph" style:parent-style-name="Heading_20_2">
      <style:paragraph-properties fo:margin-left="0cm" fo:margin-right="0cm" fo:text-indent="0cm" style:auto-text-indent="false"/>
      <style:text-properties style:font-name="Liberation Sans"/>
    </style:style>
    <style:style style:name="P6" style:family="paragraph" style:parent-style-name="Heading_20_2">
      <style:paragraph-properties fo:margin-left="0cm" fo:margin-right="0cm" fo:text-indent="0cm" style:auto-text-indent="false" fo:break-before="page"/>
      <style:text-properties style:font-name="Liberation Sans"/>
    </style:style>
    <style:style style:name="P7" style:family="paragraph" style:parent-style-name="Heading_20_2">
      <style:paragraph-properties fo:margin-left="0cm" fo:margin-right="0cm" fo:text-indent="0cm" style:auto-text-indent="false" fo:break-before="column"/>
      <style:text-properties style:font-name="Liberation Sans"/>
    </style:style>
    <style:style style:name="P8" style:family="paragraph" style:parent-style-name="Heading_20_2">
      <style:paragraph-properties fo:margin-left="0cm" fo:margin-right="0cm" fo:text-indent="0cm" style:auto-text-indent="false"/>
      <style:text-properties style:font-name="Liberation Sans" officeooo:paragraph-rsid="000b6b29"/>
    </style:style>
    <style:style style:name="P9" style:family="paragraph" style:parent-style-name="Text_20_body" style:list-style-name="L1"/>
    <style:style style:name="P10" style:family="paragraph" style:parent-style-name="Text_20_body" style:list-style-name="L1">
      <style:paragraph-properties fo:margin-top="0cm" fo:margin-bottom="0cm" style:contextual-spacing="false"/>
    </style:style>
    <style:style style:name="P11" style:family="paragraph" style:parent-style-name="Text_20_body" style:list-style-name="L2">
      <style:paragraph-properties fo:margin-top="0cm" fo:margin-bottom="0cm" style:contextual-spacing="false"/>
    </style:style>
    <style:style style:name="P12" style:family="paragraph" style:parent-style-name="Text_20_body" style:list-style-name="L2">
      <style:paragraph-properties fo:margin-top="0cm" fo:margin-bottom="0cm" style:contextual-spacing="false"/>
      <style:text-properties style:font-name="Liberation Sans"/>
    </style:style>
    <style:style style:name="P13" style:family="paragraph" style:parent-style-name="Text_20_body" style:list-style-name="L2">
      <style:text-properties style:font-name="Liberation Sans"/>
    </style:style>
    <style:style style:name="P14" style:family="paragraph" style:parent-style-name="Text_20_body" style:list-style-name="L4">
      <style:paragraph-properties fo:margin-top="0cm" fo:margin-bottom="0cm" style:contextual-spacing="false"/>
      <style:text-properties style:font-name="Liberation Sans"/>
    </style:style>
    <style:style style:name="P15" style:family="paragraph" style:parent-style-name="Text_20_body" style:list-style-name="L4">
      <style:text-properties style:font-name="Liberation Sans"/>
    </style:style>
    <style:style style:name="P16" style:family="paragraph" style:parent-style-name="Text_20_body" style:list-style-name="L5">
      <style:paragraph-properties fo:margin-top="0cm" fo:margin-bottom="0cm" style:contextual-spacing="false"/>
      <style:text-properties style:font-name="Liberation Sans"/>
    </style:style>
    <style:style style:name="P17" style:family="paragraph" style:parent-style-name="Text_20_body" style:list-style-name="L5">
      <style:text-properties style:font-name="Liberation Sans" officeooo:paragraph-rsid="000f03e8"/>
    </style:style>
    <style:style style:name="P18" style:family="paragraph" style:parent-style-name="Text_20_body" style:list-style-name="L6">
      <style:paragraph-properties fo:margin-top="0cm" fo:margin-bottom="0cm" style:contextual-spacing="false"/>
      <style:text-properties style:font-name="Liberation Sans"/>
    </style:style>
    <style:style style:name="P19" style:family="paragraph" style:parent-style-name="Text_20_body" style:list-style-name="L7">
      <style:paragraph-properties fo:margin-top="0cm" fo:margin-bottom="0cm" style:contextual-spacing="false"/>
      <style:text-properties style:font-name="Liberation Sans"/>
    </style:style>
    <style:style style:name="P20" style:family="paragraph" style:parent-style-name="Text_20_body" style:list-style-name="L7">
      <style:text-properties style:font-name="Liberation Sans"/>
    </style:style>
    <style:style style:name="P21" style:family="paragraph" style:parent-style-name="Text_20_body" style:list-style-name="L8">
      <style:paragraph-properties fo:margin-top="0cm" fo:margin-bottom="0cm" style:contextual-spacing="false"/>
      <style:text-properties style:font-name="Liberation Sans"/>
    </style:style>
    <style:style style:name="P22" style:family="paragraph" style:parent-style-name="Text_20_body" style:list-style-name="L8">
      <style:text-properties style:font-name="Liberation Sans"/>
    </style:style>
    <style:style style:name="P23" style:family="paragraph" style:parent-style-name="Text_20_body" style:list-style-name="L9">
      <style:text-properties style:font-name="Liberation Sans" officeooo:paragraph-rsid="000f03e8"/>
    </style:style>
    <style:style style:name="P24" style:family="paragraph" style:parent-style-name="Text_20_body" style:list-style-name="L10">
      <style:paragraph-properties fo:margin-top="0cm" fo:margin-bottom="0cm" style:contextual-spacing="false"/>
      <style:text-properties style:font-name="Liberation Sans"/>
    </style:style>
    <style:style style:name="P25" style:family="paragraph" style:parent-style-name="Text_20_body" style:list-style-name="L10">
      <style:text-properties style:font-name="Liberation Sans"/>
    </style:style>
    <style:style style:name="P26" style:family="paragraph" style:parent-style-name="Text_20_body" style:list-style-name="L10">
      <style:paragraph-properties fo:margin-top="0cm" fo:margin-bottom="0cm" style:contextual-spacing="false"/>
      <style:text-properties style:font-name="Liberation Sans" officeooo:paragraph-rsid="000f03e8"/>
    </style:style>
    <style:style style:name="P27" style:family="paragraph" style:parent-style-name="Text_20_body" style:list-style-name="L11">
      <style:paragraph-properties fo:margin-top="0cm" fo:margin-bottom="0cm" style:contextual-spacing="false"/>
      <style:text-properties style:font-name="Liberation Sans"/>
    </style:style>
    <style:style style:name="P28" style:family="paragraph" style:parent-style-name="Text_20_body" style:list-style-name="L11">
      <style:paragraph-properties fo:margin-top="0cm" fo:margin-bottom="0cm" style:contextual-spacing="false"/>
      <style:text-properties style:font-name="Liberation Sans" officeooo:paragraph-rsid="000f03e8"/>
    </style:style>
    <style:style style:name="P29" style:family="paragraph" style:parent-style-name="Text_20_body" style:list-style-name="L12">
      <style:paragraph-properties fo:margin-top="0cm" fo:margin-bottom="0cm" style:contextual-spacing="false"/>
      <style:text-properties style:font-name="Liberation Sans"/>
    </style:style>
    <style:style style:name="P30" style:family="paragraph" style:parent-style-name="Text_20_body" style:list-style-name="L12">
      <style:text-properties style:font-name="Liberation Sans"/>
    </style:style>
    <style:style style:name="P31" style:family="paragraph" style:parent-style-name="Text_20_body" style:list-style-name="L12">
      <style:paragraph-properties fo:margin-top="0cm" fo:margin-bottom="0cm" style:contextual-spacing="false"/>
      <style:text-properties style:font-name="Liberation Sans" officeooo:paragraph-rsid="000f03e8"/>
    </style:style>
    <style:style style:name="P32" style:family="paragraph" style:parent-style-name="Text_20_body" style:list-style-name="L13">
      <style:paragraph-properties fo:margin-top="0cm" fo:margin-bottom="0cm" style:contextual-spacing="false"/>
      <style:text-properties style:font-name="Liberation Sans"/>
    </style:style>
    <style:style style:name="P33" style:family="paragraph" style:parent-style-name="Text_20_body" style:list-style-name="L3"/>
    <style:style style:name="P34" style:family="paragraph" style:parent-style-name="Text_20_body" style:list-style-name="L3">
      <style:paragraph-properties fo:margin-top="0cm" fo:margin-bottom="0cm" style:contextual-spacing="false"/>
    </style:style>
    <style:style style:name="P35" style:family="paragraph" style:parent-style-name="Text_20_body" style:list-style-name="L3">
      <style:paragraph-properties fo:margin-top="0cm" fo:margin-bottom="0cm" style:contextual-spacing="false"/>
      <style:text-properties officeooo:paragraph-rsid="000f03e8"/>
    </style:style>
    <style:style style:name="P36" style:family="paragraph" style:parent-style-name="Text_20_body" style:list-style-name="L4">
      <style:paragraph-properties fo:margin-top="0cm" fo:margin-bottom="0cm" style:contextual-spacing="false"/>
    </style:style>
    <style:style style:name="P37" style:family="paragraph" style:parent-style-name="Text_20_body" style:list-style-name="L6">
      <style:paragraph-properties fo:margin-top="0cm" fo:margin-bottom="0cm" style:contextual-spacing="false"/>
    </style:style>
    <style:style style:name="P38" style:family="paragraph" style:parent-style-name="Text_20_body" style:list-style-name="L6">
      <style:text-properties officeooo:paragraph-rsid="000f03e8"/>
    </style:style>
    <style:style style:name="P39" style:family="paragraph" style:parent-style-name="Text_20_body" style:list-style-name="L10">
      <style:paragraph-properties fo:margin-top="0cm" fo:margin-bottom="0cm" style:contextual-spacing="false"/>
    </style:style>
    <style:style style:name="P40" style:family="paragraph" style:parent-style-name="Text_20_body" style:list-style-name="L11"/>
    <style:style style:name="P41" style:family="paragraph" style:parent-style-name="Text_20_body" style:list-style-name="L13"/>
    <style:style style:name="P42" style:family="paragraph" style:parent-style-name="Text_20_body" style:list-style-name="L13">
      <style:paragraph-properties fo:margin-top="0cm" fo:margin-bottom="0cm" style:contextual-spacing="false"/>
    </style:style>
    <style:style style:name="T1" style:family="text">
      <style:text-properties style:font-name="Liberation Sans"/>
    </style:style>
    <style:style style:name="T2" style:family="text">
      <style:text-properties officeooo:rsid="000c48d8"/>
    </style:style>
    <style:style style:name="T3" style:family="text">
      <style:text-properties officeooo:rsid="00103fcf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loext:num-list-format="%1%." style:num-suffix="." style:num-format="1">
        <style:list-level-properties text:space-before="0.635cm" text:min-label-width="0.635cm"/>
      </text:list-level-style-number>
      <text:list-level-style-bullet text:level="2" text:style-name="Bullet_20_Symbols" loext:num-list-format="%2%." style:num-suffix="." text:bullet-char="•">
        <style:list-level-properties text:space-before="1.886cm" text:min-label-width="0.635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" text:outline-level="1"><text:bookmark text:name="résumé-des-règles-du-jeu"/>Résumé des règles du jeu</text:h>
      <text:list text:style-name="L1">
        <text:list-item>
          <text:p text:style-name="P10"><text:span text:style-name="Strong_20_Emphasis"><text:span text:style-name="T1">Victoire</text:span></text:span><text:span text:style-name="T1"> : accomplir les objectifs de la partie, en terminant par </text:span><text:span text:style-name="Strong_20_Emphasis"><text:span text:style-name="Emphasis"><text:span text:style-name="T1">Détruire l’Anneau Unique</text:span></text:span></text:span><text:span text:style-name="T1"> </text:span></text:p>
        </text:list-item>
        <text:list-item>
          <text:p text:style-name="P9"><text:span text:style-name="Strong_20_Emphasis"><text:span text:style-name="T1">Défaite</text:span></text:span><text:span text:style-name="T1"> : Le marqueur d’Espoir tombe à 0 </text:span></text:p>
        </text:list-item>
      </text:list>
      <text:h text:style-name="P1" text:outline-level="2"/>
      <text:h text:style-name="P7" text:outline-level="2"><text:bookmark text:name="mise-en-place"/>Mise en place</text:h>
      <text:list text:style-name="L2">
        <text:list-item>
          <text:p text:style-name="P12">Placer les marqueurs Espoir et Niveau de menace </text:p>
        </text:list-item>
        <text:list-item>
          <text:p text:style-name="P12">Placer les 2 cartes Ombre spéciales sur la défausse Ombre </text:p>
        </text:list-item>
        <text:list-item>
          <text:p text:style-name="P12">Piocher 9 cartes Ombres une par une pour ajouter des armées ennemies, puis les défausser </text:p>
        </text:list-item>
        <text:list-item>
          <text:p text:style-name="P12">Placer l’Œil, les armées alliées et ennemies, les Nazgûl </text:p>
        </text:list-item>
        <text:list-item>
          <text:p text:style-name="P11"><text:span text:style-name="T1">Déterminer des objectifs selon la difficulté en plus de </text:span><text:span text:style-name="Strong_20_Emphasis"><text:span text:style-name="Emphasis"><text:span text:style-name="T1">Détruire l’Anneau Unique</text:span></text:span></text:span><text:span text:style-name="T1"> : </text:span></text:p>
          <text:list>
            <text:list-item>
              <text:p text:style-name="P12">Initiation - 4 objectifs </text:p>
            </text:list-item>
            <text:list-item>
              <text:p text:style-name="P12">Standard - 4 objectifs </text:p>
            </text:list-item>
            <text:list-item>
              <text:p text:style-name="P12">Héroïque - 5 objectifs </text:p>
            </text:list-item>
            <text:list-item>
              <text:p text:style-name="P12">Épique - 5 objectifs </text:p>
            </text:list-item>
            <text:list-item>
              <text:p text:style-name="P12">Légendaire - 6 objectifs </text:p>
            </text:list-item>
          </text:list>
        </text:list-item>
        <text:list-item>
          <text:p text:style-name="P12">Distribuer 2 personnages par joueur (Frodon compris) et placer leur silhouette </text:p>
        </text:list-item>
        <text:list-item>
          <text:p text:style-name="P12">Prendre des cartes Évènements au hasard : </text:p>
          <text:list>
            <text:list-item>
              <text:p text:style-name="P12">5 joueurs - 9 Événements </text:p>
            </text:list-item>
            <text:list-item>
              <text:p text:style-name="P12">4 joueurs - 7 Événements </text:p>
            </text:list-item>
            <text:list-item>
              <text:p text:style-name="P12">3 joueurs - 6 Événements </text:p>
            </text:list-item>
            <text:list-item>
              <text:p text:style-name="P12">2 joueurs - 6 Événements </text:p>
            </text:list-item>
            <text:list-item>
              <text:p text:style-name="P12">1 joueur - 5 Événements </text:p>
            </text:list-item>
          </text:list>
        </text:list-item>
        <text:list-item>
          <text:p text:style-name="P12">Mélanger ces cartes Événements aux cartes Région pour constituer les cartes Joueurs </text:p>
        </text:list-item>
        <text:list-item>
          <text:p text:style-name="P12">Distribuer au hasard les cartes Joueurs : </text:p>
          <text:list>
            <text:list-item>
              <text:p text:style-name="P12">5 joueurs - 2 cartes chacun </text:p>
            </text:list-item>
            <text:list-item>
              <text:p text:style-name="P12">4 joueurs - 2 cartes chacun </text:p>
            </text:list-item>
            <text:list-item>
              <text:p text:style-name="P12">3 joueurs - 3 cartes chacun </text:p>
            </text:list-item>
            <text:list-item>
              <text:p text:style-name="P12">2 joueurs - 4 cartes chacun </text:p>
            </text:list-item>
            <text:list-item>
              <text:p text:style-name="P12">1 joueur - 4 cartes chacun </text:p>
            </text:list-item>
          </text:list>
        </text:list-item>
        <text:list-item>
          <text:p text:style-name="P12">Séparer les cartes Joueurs restantes en pile égale : </text:p>
          <text:list>
            <text:list-item>
              <text:p text:style-name="P12">Initiation - 4 piles </text:p>
            </text:list-item>
            <text:list-item>
              <text:p text:style-name="P12">Standard - 5 piles </text:p>
            </text:list-item>
            <text:list-item>
              <text:p text:style-name="P12">Héroïque - 5 piles </text:p>
            </text:list-item>
            <text:list-item>
              <text:p text:style-name="P12">Épique - 6 piles </text:p>
            </text:list-item>
            <text:list-item>
              <text:p text:style-name="P12">Légendaire - 6 piles </text:p>
            </text:list-item>
          </text:list>
        </text:list-item>
        <text:list-item>
          <text:p text:style-name="P11"><text:span text:style-name="T1">Ajouter une carte </text:span><text:span text:style-name="Strong_20_Emphasis"><text:span text:style-name="Emphasis"><text:span text:style-name="T1">Le ciel s’assombrit</text:span></text:span></text:span><text:span text:style-name="T1"> dans chaque pile puis les mélanger séparément </text:span></text:p>
        </text:list-item>
        <text:list-item>
          <text:p text:style-name="P13">Superposer chaque pile les unes sur les autres pour faire la pioche joueur </text:p>
        </text:list-item>
      </text:list>
      <text:h text:style-name="P1" text:outline-level="2"/>
      <text:h text:style-name="P6" text:outline-level="2"><text:bookmark text:name="symboles-cartes"/>Symboles &amp; Cartes</text:h>
      <text:list text:style-name="L3">
        <text:list-item>
          <text:p text:style-name="P34"><text:span text:style-name="Strong_20_Emphasis"><text:span text:style-name="T1">❤️ Amitié</text:span></text:span><text:span text:style-name="T1"> : Ralliement ou Frodon relance dés de Traque </text:span></text:p>
        </text:list-item>
        <text:list-item>
          <text:p text:style-name="P35"><text:span text:style-name="Strong_20_Emphasis"><text:span text:style-name="T1">⚔️ Vaillance</text:span></text:span><text:span text:style-name="T1"> : retirer armées ennemies en Bataille, 3 pour Capture </text:span></text:p>
        </text:list-item>
        <text:list-item>
          <text:p text:style-name="P34"><text:span text:style-name="Strong_20_Emphasis"><text:span text:style-name="T1">🧣️ Furtivité</text:span></text:span><text:span text:style-name="T1"> : annuler test de Traque pour Voyage de Frodon </text:span></text:p>
        </text:list-item>
        <text:list-item>
          <text:p text:style-name="P33"><text:span text:style-name="Strong_20_Emphasis"><text:span text:style-name="T1">💍️ Résistance</text:span></text:span><text:span text:style-name="T1"> : relancer dés de Traque ou Bataille </text:span></text:p>
        </text:list-item>
      </text:list>
      <text:p text:style-name="Text_20_body"><text:span text:style-name="Strong_20_Emphasis"><text:span text:style-name="T1">Les coûts en Symbole</text:span></text:span><text:span text:style-name="T1"> peuvent se faire en défaussant </text:span><text:span text:style-name="Strong_20_Emphasis"><text:span text:style-name="T1">un pion ou une carte</text:span></text:span><text:span text:style-name="T1">.</text:span></text:p>
      <text:p text:style-name="P3">Les cartes et pion<text:span text:style-name="T3">s</text:span> sont partagés entre les 2 personnages d’un joueur.</text:p>
      <text:h text:style-name="P8" text:outline-level="2"><text:bookmark text:name="structure-dun-tour-3-étapes"/>Structure d’un tour (3 étapes)</text:h>
      <text:list text:style-name="L4">
        <text:list-item>
          <text:p text:style-name="P36"><text:span text:style-name="Strong_20_Emphasis"><text:span text:style-name="T1">Effectuer 0-4 actions pour un personnage, puis 0-1 pour l’autre</text:span></text:span><text:span text:style-name="T1"> </text:span></text:p>
        </text:list-item>
        <text:list-item>
          <text:p text:style-name="P36"><text:span text:style-name="Strong_20_Emphasis"><text:span text:style-name="T1">Piocher 2 cartes Joueur</text:span></text:span><text:span text:style-name="T1"> en même temps </text:span></text:p>
          <text:list>
            <text:list-item>
              <text:p text:style-name="P14">Si pioche vide, perdre 1 Espoir par carte manquante </text:p>
            </text:list-item>
            <text:list-item>
              <text:p text:style-name="P14">Limite de 7 cartes en main </text:p>
            </text:list-item>
            <text:list-item>
              <text:p text:style-name="P36"><text:span text:style-name="T1">Si carte </text:span><text:span text:style-name="Strong_20_Emphasis"><text:span text:style-name="Emphasis"><text:span text:style-name="T1">Le ciel s’assombrit</text:span></text:span></text:span><text:span text:style-name="T1">, une Bataille se déclenche si renfort sur un lieu avec armée alliée mais celle-ci </text:span><text:span text:style-name="Strong_20_Emphasis"><text:span text:style-name="T1">ne</text:span></text:span><text:span text:style-name="T1"> déplacent </text:span><text:span text:style-name="Strong_20_Emphasis"><text:span text:style-name="T1">pas</text:span></text:span><text:span text:style-name="T1"> l’Œil </text:span></text:p>
            </text:list-item>
          </text:list>
        </text:list-item>
        <text:list-item>
          <text:p text:style-name="P36"><text:span text:style-name="Strong_20_Emphasis"><text:span text:style-name="T1">Piocher des cartes Ombre</text:span></text:span><text:span text:style-name="T1"> (selon le niveau de menace) </text:span></text:p>
          <text:list>
            <text:list-item>
              <text:p text:style-name="P15">Un refuge est capturé en forteresse si présence d’armée ennemie et absence d’armée alliée (perdre 3 Espoir) </text:p>
            </text:list-item>
          </text:list>
        </text:list-item>
      </text:list>
      <text:h text:style-name="P1" text:outline-level="2"><text:bookmark text:name="tests-de-traque"/>Tests de Traque</text:h>
      <text:list text:style-name="L5">
        <text:list-item>
          <text:p text:style-name="P16">1 dé par Nazgûl dans la région + 1 par armée de l’Ombre sur le lieu (max 7) </text:p>
        </text:list-item>
        <text:list-item>
          <text:p text:style-name="P17">Tout personnage présent peut dépenser des <text:span text:style-name="Strong_20_Emphasis">💍️</text:span> pour relancer des dés de Traque </text:p>
        </text:list-item>
      </text:list>
      <text:h text:style-name="P1" text:outline-level="2"><text:bookmark text:name="les-6-actions-possibles"/>Les 6 actions possibles</text:h>
      <text:h text:style-name="P2" text:outline-level="3"><text:bookmark text:name="voyage-déplacement"/>1. Voyage (Déplacement)</text:h>
      <text:list text:style-name="L6">
        <text:list-item>
          <text:p text:style-name="P18">Déplacer un personnage par routes normales, spéciales ou itinéraires d’invasion </text:p>
        </text:list-item>
        <text:list-item>
          <text:p text:style-name="P18">Peut emmener d’autres personnages et armées alliées </text:p>
        </text:list-item>
        <text:list-item>
          <text:p text:style-name="P37"><text:span text:style-name="Strong_20_Emphasis"><text:span text:style-name="T1">Routes spéciales</text:span></text:span><text:span text:style-name="T1"> : coût en symboles par le </text:span><text:span text:style-name="Strong_20_Emphasis"><text:span text:style-name="T1">personnage qui effectue l’action</text:span></text:span><text:span text:style-name="T1"> </text:span></text:p>
        </text:list-item>
        <text:list-item>
          <text:p text:style-name="P37"><text:span text:style-name="T1">Si le lieu de destination comporte des armées ennemies, une Bataille </text:span><text:span text:style-name="Strong_20_Emphasis"><text:span text:style-name="T1">n</text:span></text:span><text:span text:style-name="T1">’est </text:span><text:span text:style-name="Strong_20_Emphasis"><text:span text:style-name="T1">pas</text:span></text:span><text:span text:style-name="T1"> obligatoire </text:span></text:p>
        </text:list-item>
        <text:list-item>
          <text:p text:style-name="P38"><text:span text:style-name="Strong_20_Emphasis"><text:span text:style-name="T1">Frodon</text:span></text:span><text:span text:style-name="T1"> : le personnage effectuant l’action et emmenant Frodon doit dépenser 1 </text:span><text:span text:style-name="Strong_20_Emphasis"><text:span text:style-name="T1">🧣️</text:span></text:span><text:span text:style-name="T1"> ou faire un test de Traque sur le lieu de destination </text:span></text:p>
        </text:list-item>
      </text:list>
      <text:h text:style-name="P2" text:outline-level="3"><text:bookmark text:name="communauté-échange-de-cartes"/>2. Communauté (Échange de cartes)</text:h>
      <text:list text:style-name="L7">
        <text:list-item>
          <text:p text:style-name="P19">Échanger des cartes Région avec un autre joueur sur le même lieu et dans la même Région que la carte en question </text:p>
        </text:list-item>
        <text:list-item>
          <text:p text:style-name="P20">Limite de 7 cartes en main </text:p>
        </text:list-item>
      </text:list>
      <text:h text:style-name="P2" text:outline-level="3"><text:bookmark text:name="préparatifs-pion-symbole"/>3. Préparatifs (Pion symbole)</text:h>
      <text:list text:style-name="L8">
        <text:list-item>
          <text:p text:style-name="P21">Sur un refuge : défausser une carte Région pour prendre un pion Symbole correspondant </text:p>
        </text:list-item>
        <text:list-item>
          <text:p text:style-name="P22">La région n’a aucune importance </text:p>
        </text:list-item>
      </text:list>
      <text:h text:style-name="P2" text:outline-level="3"><text:bookmark text:name="ralliement-lever-une-armée"/>4. Ralliement (Lever une armée)</text:h>
      <text:list text:style-name="L9">
        <text:list-item>
          <text:p text:style-name="P23">Dépenser 1 <text:span text:style-name="Strong_20_Emphasis">❤️</text:span> pour ajouter 1 armée de la couleur du lieu </text:p>
        </text:list-item>
      </text:list>
      <text:h text:style-name="P2" text:outline-level="3"><text:bookmark text:name="attaque"/>5. Attaque</text:h>
      <text:list text:style-name="L10">
        <text:list-item>
          <text:p text:style-name="P39"><text:span text:style-name="Strong_20_Emphasis"><text:span text:style-name="T1">Déplacer l’Œil</text:span></text:span><text:span text:style-name="T1"> vers la région de l’attaque (seul cas de figure où une Bataille déplace l’Œil) </text:span></text:p>
        </text:list-item>
        <text:list-item>
          <text:p text:style-name="P24">Lancer jusqu’à 1 dé de Bataille pour chaque armée alliée sur le lieu (min 1, max 3) </text:p>
        </text:list-item>
        <text:list-item>
          <text:p text:style-name="P26">Puis tout personnage présent peut dépenser des <text:span text:style-name="Strong_20_Emphasis">💍️</text:span> pour relancer des dés, et dépenser des <text:span text:style-name="Strong_20_Emphasis">⚔️</text:span> pour retirer des armées ennemies </text:p>
        </text:list-item>
        <text:list-item>
          <text:p text:style-name="P25">Retirer des armées selon les résultats </text:p>
        </text:list-item>
      </text:list>
      <text:h text:style-name="P2" text:outline-level="3"><text:bookmark text:name="capture"/>6. Capture</text:h>
      <text:list text:style-name="L11">
        <text:list-item>
          <text:p text:style-name="P27">Personnage du joueur actif avec au moins 1 armée alliée sur une forteresse de l’Ombre sans armée ennemie </text:p>
        </text:list-item>
        <text:list-item>
          <text:p text:style-name="P28">Dépenser 3 <text:span text:style-name="Strong_20_Emphasis">⚔️</text:span> </text:p>
        </text:list-item>
        <text:list-item>
          <text:p text:style-name="P40"><text:span text:style-name="T1">Gagner 2 Espoir et </text:span><text:span text:style-name="Strong_20_Emphasis"><text:span text:style-name="T1">déplacer l’Œil</text:span></text:span><text:span text:style-name="T1"> </text:span></text:p>
        </text:list-item>
      </text:list>
      <text:h text:style-name="P2" text:outline-level="3"><text:bookmark text:name="action-spéciale-détruire-lanneau-unique"/>Action spéciale : Détruire l’Anneau Unique</text:h>
      <text:list text:style-name="L12">
        <text:list-item>
          <text:p text:style-name="P29">Frodon est sur la Montagne du Destin </text:p>
        </text:list-item>
        <text:list-item>
          <text:p text:style-name="P31">Frodon <text:span text:style-name="T2">d</text:span>épense 5 <text:span text:style-name="Strong_20_Emphasis">💍️</text:span> </text:p>
        </text:list-item>
        <text:list-item>
          <text:p text:style-name="P30">Test de Traque final en ajoutant 1 dé pour chaque case Espoir vide au-dessus du marqueur</text:p>
        </text:list-item>
      </text:list>
      <text:h text:style-name="P1" text:outline-level="2"><text:bookmark text:name="cartes-ombre"/>Cartes Ombre</text:h>
      <text:list text:style-name="L13">
        <text:list-item>
          <text:p text:style-name="P32">Tirer un nombre de carte selon le niveau de menace </text:p>
        </text:list-item>
        <text:list-item>
          <text:p text:style-name="P42"><text:span text:style-name="Strong_20_Emphasis"><text:span text:style-name="T1">Bannière rouge</text:span></text:span><text:span text:style-name="T1"> : Avancée (déplacer armées sur itinéraires d’invasion) </text:span></text:p>
        </text:list-item>
        <text:list-item>
          <text:p text:style-name="P42"><text:span text:style-name="Strong_20_Emphasis"><text:span text:style-name="T1">Bannière noire</text:span></text:span><text:span text:style-name="T1"> : Renforts (ajouter armées, déplacer Nazgûl) </text:span></text:p>
        </text:list-item>
        <text:list-item>
          <text:p text:style-name="P32">Une Avancée ou un Renfort déclenchent une Bataille si des armées alliées et ennemies sont alors sur le même lieu </text:p>
        </text:list-item>
        <text:list-item>
          <text:p text:style-name="P32">Résoudre les déplacement et Batailles en commençant par la fin de l’itinéraire </text:p>
        </text:list-item>
        <text:list-item>
          <text:p text:style-name="P41"><text:span text:style-name="T1">Les Batailles </text:span><text:span text:style-name="Strong_20_Emphasis"><text:span text:style-name="T1">ne</text:span></text:span><text:span text:style-name="T1"> déplacent </text:span><text:span text:style-name="Strong_20_Emphasis"><text:span text:style-name="T1">pas</text:span></text:span><text:span text:style-name="T1"> l’Œil 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" svg:font-family="Menlo, Monaco, Consolas, 'Lucida Console', monospac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2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font-name-asian="Noto Serif CJK SC" style:font-size-asian="12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fo:font-size="9pt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16pt" fo:font-weight="bold" style:font-name-asian="Noto Serif CJK SC" style:font-family-asian="'Noto Serif CJK SC'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600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3pt" fo:font-weight="bold" style:font-name-asian="Noto Serif CJK SC" style:font-family-asian="'Noto Serif CJK SC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600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600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FreeSans1" style:font-family-complex="FreeSans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style="italic" fo:font-weight="bold" style:font-name-asian="Noto Serif CJK SC" style:font-family-asian="'Noto Serif CJK SC'" style:font-family-generic-asian="system" style:font-pitch-asian="variable" style:font-size-asian="10pt" style:font-style-asian="italic" style:font-weight-asian="bold" style:font-name-complex="FreeSans1" style:font-family-complex="FreeSans" style:font-family-generic-complex="system" style:font-pitch-complex="variable" style:font-size-complex="10pt" style:font-style-complex="italic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style:contextual-spacing="false"/>
      <style:text-properties style:font-name="Liberation Serif" fo:font-family="'Liberation Serif'" style:font-family-generic="roman" style:font-pitch="variable" fo:font-size="7pt" fo:font-style="italic" fo:font-weight="normal" style:font-name-asian="Noto Serif CJK SC" style:font-family-asian="'Noto Serif CJK SC'" style:font-family-generic-asian="system" style:font-pitch-asian="variable" style:font-size-asian="7pt" style:font-style-asian="italic" style:font-weight-asian="normal" style:font-name-complex="FreeSans1" style:font-family-complex="FreeSans" style:font-family-generic-complex="system" style:font-pitch-complex="variable" style:font-size-complex="7pt" style:font-style-complex="italic" style:font-weight-complex="norm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 fo:padding-left="0.049cm" fo:padding-right="0cm" fo:padding-top="0cm" fo:padding-bottom="0cm" fo:border-left="1.5pt solid #e6e6e6" fo:border-right="none" fo:border-top="none" fo:border-bottom="none"/>
      <style:text-properties fo:color="#606060" loext:opacity="100%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Menlo" fo:font-family="Menlo, Monaco, Consolas, 'Lucida Console', monospace" style:font-name-asian="Menlo" style:font-family-asian="Menlo, Monaco, Consolas, 'Lucida Console', monospace" style:font-name-complex="Menlo" style:font-family-complex="Menlo, Monaco, Consolas, 'Lucida Console', monospac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Internet_20_link" style:display-name="Internet link" style:family="text">
      <style:text-properties fo:color="#1a1a1a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1a1a1a" loext:opacity="100%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1cm" fo:margin-bottom="1cm" fo:margin-left="1cm" fo:margin-right="1.3cm" fo:border="none" fo:padding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Le-Destin-de-la-Communaute - Résumé des règles</dc:title>
    <dc:date>2026-01-03T14:48:46.322196721</dc:date>
    <meta:editing-duration>PT1H2M9S</meta:editing-duration>
    <meta:editing-cycles>10</meta:editing-cycles>
    <meta:generator>LibreOffice/24.2.7.2$Linux_X86_64 LibreOffice_project/420$Build-2</meta:generator>
    <meta:print-date>2026-01-03T14:47:17.768746521</meta:print-date>
    <meta:document-statistic meta:table-count="0" meta:image-count="0" meta:object-count="0" meta:page-count="2" meta:paragraph-count="89" meta:word-count="853" meta:character-count="4584" meta:non-whitespace-character-count="3821"/>
    <meta:user-defined meta:name=""/>
    <meta:user-defined meta:name="viewport">width=device-width, initial-scale=1.0, user-scalable=yes</meta:user-defined>
  </office:meta>
</office:document-meta>
</file>